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4" style:family="graphic" style:parent-style-name="standard">
      <style:graphic-properties draw:marker-start="" draw:marker-end="Arrowheads_20_1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0.5cm" svg:height="0.5cm" svg:x="5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5cm" svg:height="0.5cm" svg:x="2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5cm" svg:height="0.5cm" svg:x="7.3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3" draw:layer="layout" svg:width="0.5cm" svg:height="0.5cm" svg:x="5.3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" draw:layer="layout" svg:width="0.5cm" svg:height="0.5cm" svg:x="5.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5cm" svg:height="0.5cm" svg:x="6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5cm" svg:height="0.5cm" svg:x="7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7" draw:layer="layout" svg:width="0.5cm" svg:height="0.5cm" svg:x="8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1cm" svg:y1="9.65cm" svg:x2="2.75cm" svg:y2="7cm" draw:start-shape="id1" draw:start-glue-point="6" draw:end-shape="id2" draw:end-glue-point="8" svg:d="m5100 9650c-1567 0-2350-883-2350-2650">
          <text:p/>
        </draw:connector>
        <draw:connector draw:style-name="gr3" draw:text-style-name="P1" draw:layer="layout" draw:type="curve" svg:x1="5.3cm" svg:y1="7.65cm" svg:x2="2.927cm" svg:y2="6.927cm" draw:start-shape="id3" draw:start-glue-point="6" draw:end-shape="id2" draw:end-glue-point="9" svg:d="m5300 7650c-1723 0-537-723-2373-723">
          <text:p/>
        </draw:connector>
        <draw:connector draw:style-name="gr3" draw:text-style-name="P1" draw:layer="layout" draw:type="curve" svg:x1="5.1cm" svg:y1="5.35cm" svg:x2="2.75cm" svg:y2="6.5cm" draw:start-shape="id4" draw:start-glue-point="6" draw:end-shape="id2" draw:end-glue-point="4" svg:d="m5100 5350c-1567 0-2350 383-2350 1150">
          <text:p/>
        </draw:connector>
        <draw:connector draw:style-name="gr4" draw:text-style-name="P1" draw:layer="layout" draw:type="curve" svg:x1="6.9cm" svg:y1="3.55cm" svg:x2="5.35cm" svg:y2="5.1cm" draw:start-shape="id5" draw:start-glue-point="6" draw:end-shape="id4" draw:end-glue-point="4" svg:d="m6900 3550c-1034 0-1550 516-1550 1550">
          <text:p/>
        </draw:connector>
        <draw:connector draw:style-name="gr3" draw:text-style-name="P1" draw:layer="layout" draw:type="curve" svg:x1="7.373cm" svg:y1="5.527cm" svg:x2="5.55cm" svg:y2="7.4cm" draw:start-shape="id6" draw:start-glue-point="7" draw:end-shape="id3" draw:end-glue-point="4" svg:d="m7373 5527c0 1461-1823 525-1823 1873">
          <text:p/>
        </draw:connector>
        <draw:connector draw:style-name="gr3" draw:text-style-name="P1" draw:layer="layout" draw:type="curve" svg:x1="7.3cm" svg:y1="5.35cm" svg:x2="5.6cm" svg:y2="5.35cm" draw:start-shape="id6" draw:start-glue-point="6" draw:end-shape="id4" draw:end-glue-point="10" svg:d="m7300 5350h-1700">
          <text:p/>
        </draw:connector>
        <draw:connector draw:style-name="gr3" draw:text-style-name="P1" draw:layer="layout" draw:type="curve" svg:x1="7.727cm" svg:y1="5.527cm" svg:x2="9cm" svg:y2="9.25cm" draw:start-shape="id6" draw:start-glue-point="9" draw:end-shape="id7" draw:end-glue-point="10" svg:d="m7727 5527c2662 0 2026 3723 1273 3723">
          <text:p/>
        </draw:connector>
        <draw:connector draw:style-name="gr3" draw:text-style-name="P1" draw:layer="layout" draw:type="curve" svg:x1="7.073cm" svg:y1="7.927cm" svg:x2="5.527cm" svg:y2="9.827cm" draw:start-shape="id8" draw:start-glue-point="7" draw:end-shape="id1" draw:end-glue-point="9" svg:d="m7073 7927c-1158 0-385 1900-1546 1900">
          <text:p/>
        </draw:connector>
        <draw:connector draw:style-name="gr3" draw:text-style-name="P1" draw:layer="layout" draw:type="curve" svg:x1="7.25cm" svg:y1="8cm" svg:x2="8.573cm" svg:y2="9.073cm" draw:start-shape="id8" draw:start-glue-point="8" draw:end-shape="id7" draw:end-glue-point="5" svg:d="m7250 8000c0 716 441 1073 1323 1073">
          <text:p/>
        </draw:connector>
        <draw:connector draw:style-name="gr3" draw:text-style-name="P1" draw:layer="layout" draw:type="curve" svg:x1="7.073cm" svg:y1="7.573cm" svg:x2="5.8cm" svg:y2="7.65cm" draw:start-shape="id8" draw:start-glue-point="5" draw:end-shape="id3" draw:end-glue-point="10" svg:d="m7073 7573c-1008 0-372 77-1273 77">
          <text:p/>
        </draw:connector>
        <draw:connector draw:style-name="gr3" draw:text-style-name="P1" draw:layer="layout" draw:type="curve" svg:x1="8.573cm" svg:y1="9.427cm" svg:x2="5.35cm" svg:y2="9.9cm" draw:start-shape="id7" draw:start-glue-point="7" draw:end-shape="id1" draw:end-glue-point="8" svg:d="m8573 9427c0 1462-3223 1226-3223 473">
          <text:p/>
        </draw:connector>
        <draw:custom-shape draw:style-name="gr1" draw:text-style-name="P1" draw:id="id10" draw:layer="layout" svg:width="0.5cm" svg:height="0.5cm" svg:x="10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0.5cm" svg:height="0.5cm" svg:x="1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5cm" svg:height="0.5cm" svg:x="8.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0.5cm" svg:height="0.5cm" svg:x="10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5cm" svg:height="0.5cm" svg:x="12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4" draw:layer="layout" svg:width="0.5cm" svg:height="0.5cm" svg:x="1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75cm" svg:y1="4.7cm" svg:x2="7.4cm" svg:y2="3.55cm" draw:start-shape="id9" draw:start-glue-point="4" draw:end-shape="id5" draw:end-glue-point="10" svg:d="m8750 4700c0-767-450-1150-1350-1150">
          <text:p/>
        </draw:connector>
        <draw:connector draw:style-name="gr3" draw:text-style-name="P1" draw:layer="layout" draw:type="curve" svg:x1="7.8cm" svg:y1="5.35cm" svg:x2="8.573cm" svg:y2="5.127cm" draw:start-shape="id6" draw:start-glue-point="10" draw:end-shape="id9" draw:end-glue-point="7" svg:d="m7800 5350c516 0 773-74 773-223">
          <text:p/>
        </draw:connector>
        <draw:connector draw:style-name="gr3" draw:text-style-name="P1" draw:layer="layout" draw:type="curve" svg:x1="10.073cm" svg:y1="3.927cm" svg:x2="8.927cm" svg:y2="4.773cm" draw:start-shape="id10" draw:start-glue-point="7" draw:end-shape="id9" draw:end-glue-point="11" svg:d="m10073 3927c-764 0-1146 282-1146 846">
          <text:p/>
        </draw:connector>
        <draw:connector draw:style-name="gr3" draw:text-style-name="P1" draw:layer="layout" draw:type="curve" svg:x1="10.95cm" svg:y1="7.8cm" svg:x2="8.75cm" svg:y2="9.5cm" draw:start-shape="id11" draw:start-glue-point="8" draw:end-shape="id7" draw:end-glue-point="8" svg:d="m10950 7800c0 3303-2200 2453-2200 1700">
          <text:p/>
        </draw:connector>
        <draw:connector draw:style-name="gr3" draw:text-style-name="P1" draw:layer="layout" draw:type="curve" svg:x1="12.25cm" svg:y1="9cm" svg:x2="11.2cm" svg:y2="7.55cm" draw:start-shape="id12" draw:start-glue-point="4" draw:end-shape="id11" draw:end-glue-point="10" svg:d="m12250 9000c0-967-350-1450-1050-1450">
          <text:p/>
        </draw:connector>
        <draw:connector draw:style-name="gr3" draw:text-style-name="P1" draw:layer="layout" draw:type="curve" svg:x1="10.75cm" svg:y1="5.5cm" svg:x2="10.95cm" svg:y2="7.3cm" draw:start-shape="id13" draw:start-glue-point="8" draw:end-shape="id11" draw:end-glue-point="4" svg:d="m10750 5500c0 1351 200 452 200 1800">
          <text:p/>
        </draw:connector>
        <draw:connector draw:style-name="gr5" draw:text-style-name="P1" draw:layer="layout" draw:type="curve" svg:x1="10.5cm" svg:y1="5.25cm" svg:x2="7.5cm" svg:y2="7.75cm" draw:start-shape="id13" draw:start-glue-point="6" draw:end-shape="id8" draw:end-glue-point="10" svg:d="m10500 5250c-2248 0-749 2500-3000 2500">
          <text:p/>
        </draw:connector>
        <draw:connector draw:style-name="gr3" draw:text-style-name="P1" draw:layer="layout" draw:type="curve" svg:x1="12cm" svg:y1="3.75cm" svg:x2="10.5cm" svg:y2="3.75cm" draw:start-shape="id14" draw:start-glue-point="6" draw:end-shape="id10" draw:end-glue-point="10" svg:d="m12000 3750h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smael Rivera</meta:initial-creator>
    <meta:creation-date>2011-02-05T13:48:37</meta:creation-date>
    <dc:date>2011-02-06T00:19:12</dc:date>
    <dc:creator>Ismael Rivera</dc:creator>
    <meta:editing-duration>PT06H59M58S</meta:editing-duration>
    <meta:editing-cycles>1</meta:editing-cycles>
    <meta:document-statistic meta:object-count="33"/>
    <meta:generator>OpenOffice.org/3.2$Linux OpenOffice.org_project/320m12$Build-9483</meta:generator>
  </office:meta>
</office:document-meta>
</file>